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OpenSymbol1" svg:font-family="OpenSymbol" style:font-adornments="Regular" style:font-pitch="variable" style:font-charset="x-symbol"/>
    <style:font-face style:name="DejaVu Sans Mono1" svg:font-family="'DejaVu Sans Mono'" style:font-family-generic="modern" style:font-pitch="fixed"/>
    <style:font-face style:name="DejaVu Sans Mono" svg:font-family="'DejaVu Sans Mono'"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Table_20_Contents">
      <style:paragraph-properties fo:orphans="0" fo:widows="0"/>
    </style:style>
    <style:style style:name="P3" style:family="paragraph" style:parent-style-name="Footer">
      <style:paragraph-properties fo:text-align="center" style:justify-single-word="false" fo:orphans="0" fo:widows="0"/>
      <style:text-properties fo:font-size="9pt" style:font-size-asian="9pt" style:font-size-complex="9pt"/>
    </style:style>
    <style:style style:name="P4" style:family="paragraph" style:parent-style-name="Footer">
      <style:paragraph-properties fo:text-align="end" style:justify-single-word="false" fo:orphans="0" fo:widows="0"/>
      <style:text-properties style:font-name="Liberation Sans1" fo:font-size="9pt" style:font-name-asian="Source Han Sans CN" style:font-size-asian="9pt" style:font-size-complex="9pt"/>
    </style:style>
    <style:style style:name="P5" style:family="paragraph" style:parent-style-name="Preformatted_20_Text">
      <style:paragraph-properties fo:margin-left="1.27cm" fo:margin-right="0cm" fo:text-indent="0cm" style:auto-text-indent="false"/>
    </style:style>
    <style:style style:name="P6" style:family="paragraph" style:parent-style-name="Preformatted_20_Text">
      <style:paragraph-properties fo:margin-left="1.27cm" fo:margin-right="0cm" fo:text-indent="0cm" style:auto-text-indent="false"/>
      <style:text-properties style:font-name="DejaVu Sans Mono" fo:font-size="9pt" style:font-size-asian="9pt" style:font-size-complex="9pt"/>
    </style:style>
    <style:style style:name="P7" style:family="paragraph" style:parent-style-name="Text_20_body">
      <style:text-properties fo:color="#000000" loext:opacity="100%" style:font-name="DejaVu Sans Mono" fo:font-size="9pt" style:font-size-asian="9pt"/>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font-name-asian="Source Han Sans CN"/>
    </style:style>
    <style:style style:name="P10" style:family="paragraph" style:parent-style-name="Text_20_body">
      <style:paragraph-properties fo:margin-top="0cm" fo:margin-bottom="0.247cm" style:contextual-spacing="false" fo:line-height="115%"/>
    </style:style>
    <style:style style:name="P11" style:family="paragraph" style:parent-style-name="Preformatted_20_Text">
      <style:text-properties style:font-name="DejaVu Sans Mono" fo:font-size="9pt" style:font-size-asian="9pt" style:font-size-complex="9pt"/>
    </style:style>
    <style:style style:name="P12" style:family="paragraph" style:parent-style-name="Title" style:master-page-name="Standard">
      <style:paragraph-properties fo:margin-top="0.423cm" fo:margin-bottom="0.212cm" style:contextual-spacing="false" style:page-number="auto"/>
    </style:style>
    <style:style style:name="P13" style:family="paragraph" style:parent-style-name="Heading_20_2" style:list-style-name="">
      <style:paragraph-properties fo:margin-left="0cm" fo:margin-right="0cm" fo:text-indent="0cm" style:auto-text-indent="false"/>
    </style:style>
    <style:style style:name="P14" style:family="paragraph" style:parent-style-name="Heading_20_2">
      <style:paragraph-properties fo:break-before="page"/>
    </style:style>
    <style:style style:name="P15" style:family="paragraph" style:parent-style-name="Standard" style:list-style-name="WWNum2"/>
    <style:style style:name="P16" style:family="paragraph" style:parent-style-name="Standard" style:list-style-name="L4">
      <style:text-properties officeooo:paragraph-rsid="001d985c"/>
    </style:style>
    <style:style style:name="P17" style:family="paragraph" style:parent-style-name="Standard">
      <style:text-properties officeooo:rsid="001d985c" officeooo:paragraph-rsid="001d985c"/>
    </style:style>
    <style:style style:name="P18" style:family="paragraph" style:parent-style-name="Text_20_body" style:list-style-name="WWNum3"/>
    <style:style style:name="P19" style:family="paragraph" style:parent-style-name="Text_20_body" style:list-style-name="WWNum7">
      <style:text-properties style:font-name-asian="Source Han Sans CN"/>
    </style:style>
    <style:style style:name="P20" style:family="paragraph" style:parent-style-name="Text_20_body" style:list-style-name="WWNum6"/>
    <style:style style:name="P21" style:family="paragraph" style:parent-style-name="Text_20_body">
      <style:text-properties officeooo:rsid="0017db51" officeooo:paragraph-rsid="0017db51"/>
    </style:style>
    <style:style style:name="P22" style:family="paragraph" style:parent-style-name="Text_20_body" style:list-style-name="L1">
      <style:text-properties officeooo:paragraph-rsid="001a4d2e"/>
    </style:style>
    <style:style style:name="P23" style:family="paragraph" style:parent-style-name="Text_20_body" style:list-style-name="L2">
      <style:text-properties officeooo:paragraph-rsid="001f6252"/>
    </style:style>
    <style:style style:name="P24" style:family="paragraph" style:parent-style-name="Text_20_body" style:list-style-name="L2">
      <style:text-properties officeooo:paragraph-rsid="0020e3c5"/>
    </style:style>
    <style:style style:name="P25" style:family="paragraph" style:parent-style-name="Text_20_body" style:list-style-name="L2">
      <style:text-properties officeooo:paragraph-rsid="0022b1b5"/>
    </style:style>
    <style:style style:name="P26" style:family="paragraph" style:parent-style-name="Text_20_body" style:list-style-name="L3"/>
    <style:style style:name="P27" style:family="paragraph" style:parent-style-name="Text_20_body" style:list-style-name="L3">
      <style:text-properties officeooo:paragraph-rsid="0017db51"/>
    </style:style>
    <style:style style:name="P28" style:family="paragraph" style:parent-style-name="Text_20_body" style:list-style-name="L3">
      <style:text-properties officeooo:paragraph-rsid="0012afc7"/>
    </style:style>
    <style:style style:name="P29" style:family="paragraph" style:parent-style-name="Text_20_body" style:list-style-name="L3">
      <style:text-properties officeooo:paragraph-rsid="00144444"/>
    </style:style>
    <style:style style:name="P30" style:family="paragraph" style:parent-style-name="Text_20_body" style:list-style-name="L1">
      <style:text-properties officeooo:rsid="00192c33" officeooo:paragraph-rsid="00192c33"/>
    </style:style>
    <style:style style:name="P31" style:family="paragraph" style:parent-style-name="Text_20_body" style:list-style-name="L1">
      <style:text-properties officeooo:rsid="00192c33" officeooo:paragraph-rsid="001a4d2e"/>
    </style:style>
    <style:style style:name="P32" style:family="paragraph" style:parent-style-name="Text_20_body">
      <style:text-properties officeooo:rsid="001a426b" officeooo:paragraph-rsid="001c3fd6"/>
    </style:style>
    <style:style style:name="P33" style:family="paragraph" style:parent-style-name="Text_20_body">
      <style:text-properties officeooo:rsid="001c3fd6" officeooo:paragraph-rsid="001c3fd6"/>
    </style:style>
    <style:style style:name="P34" style:family="paragraph" style:parent-style-name="Text_20_body">
      <style:text-properties fo:color="#000000" loext:opacity="100%" style:font-name="Liberation Serif" fo:font-size="12pt" officeooo:rsid="001c3fd6" officeooo:paragraph-rsid="001d9407" style:font-size-asian="12pt" style:font-size-complex="12pt"/>
    </style:style>
    <style:style style:name="P35" style:family="paragraph" style:parent-style-name="Text_20_body" style:list-style-name="L4">
      <style:text-properties officeooo:paragraph-rsid="001d985c"/>
    </style:style>
    <style:style style:name="P36" style:family="paragraph" style:parent-style-name="Text_20_body">
      <style:text-properties style:font-name="Liberation Serif" style:font-name-asian="Source Han Sans CN"/>
    </style:style>
    <style:style style:name="P37" style:family="paragraph" style:parent-style-name="Text_20_body">
      <style:text-properties style:font-name="Liberation Serif" officeooo:paragraph-rsid="001f6252" style:font-name-asian="Source Han Sans CN"/>
    </style:style>
    <style:style style:name="P38" style:family="paragraph" style:parent-style-name="Text_20_body">
      <style:text-properties officeooo:paragraph-rsid="0022b1b5"/>
    </style:style>
    <style:style style:name="T1" style:family="text">
      <style:text-properties fo:font-weight="bold" style:font-weight-asian="bold" style:font-weight-complex="bold"/>
    </style:style>
    <style:style style:name="T2" style:family="text">
      <style:text-properties fo:font-weight="bold" officeooo:rsid="001f6252"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ize="14pt" style:font-size-asian="14pt" style:font-size-complex="14pt"/>
    </style:style>
    <style:style style:name="T6" style:family="text">
      <style:text-properties style:font-name="Liberation Serif" fo:font-size="12pt" style:font-name-asian="Source Han Sans CN" style:font-size-asian="12pt" style:font-name-complex="Lohit Devanagari" style:font-size-complex="12pt"/>
    </style:style>
    <style:style style:name="T7" style:family="text">
      <style:text-properties fo:color="#000000" loext:opacity="100%"/>
    </style:style>
    <style:style style:name="T8" style:family="text">
      <style:text-properties fo:color="#000000" loext:opacity="100%" style:font-name="DejaVu Sans Mono" fo:font-size="9pt" style:font-name-asian="Source Han Sans CN" style:font-size-asian="9pt" style:font-name-complex="Lohit Devanagari" style:font-size-complex="12pt"/>
    </style:style>
    <style:style style:name="T9" style:family="text">
      <style:text-properties fo:color="#000000" loext:opacity="100%" style:font-name="DejaVu Sans Mono" fo:font-size="9pt" style:font-size-asian="9pt"/>
    </style:style>
    <style:style style:name="T10" style:family="text">
      <style:text-properties fo:color="#000000" loext:opacity="100%" style:font-name="DejaVu Sans Mono" fo:font-size="9pt" officeooo:rsid="0020e3c5" style:font-size-asian="9pt" style:font-size-complex="12pt"/>
    </style:style>
    <style:style style:name="T11" style:family="text">
      <style:text-properties fo:color="#000000" loext:opacity="100%" style:font-name="DejaVu Sans Mono" fo:font-size="9pt" fo:font-weight="bold" style:font-size-asian="9pt" style:font-weight-asian="bold" style:font-weight-complex="bold"/>
    </style:style>
    <style:style style:name="T12" style:family="text">
      <style:text-properties fo:color="#000000" loext:opacity="100%" style:font-name="DejaVu Sans Mono" fo:font-size="9pt" fo:font-style="italic" fo:font-weight="normal" style:font-size-asian="9pt" style:font-style-asian="italic" style:font-weight-asian="normal"/>
    </style:style>
    <style:style style:name="T13" style:family="text">
      <style:text-properties fo:color="#000000" loext:opacity="100%" style:font-name="DejaVu Sans Mono" fo:font-size="9pt" fo:font-style="normal" fo:font-weight="normal" style:font-size-asian="9pt" style:font-style-asian="normal" style:font-weight-asian="normal"/>
    </style:style>
    <style:style style:name="T14" style:family="text">
      <style:text-properties fo:color="#000000" loext:opacity="100%" style:font-name="DejaVu Sans Mono" fo:font-size="9pt" fo:font-style="normal" fo:font-weight="normal" style:font-size-asian="9pt" style:font-style-asian="normal" style:font-weight-asian="normal" style:font-size-complex="9pt"/>
    </style:style>
    <style:style style:name="T15" style:family="text">
      <style:text-properties fo:color="#000000" loext:opacity="100%" style:font-name="DejaVu Sans Mono" fo:font-size="9pt" fo:language="de" fo:country="DE" fo:font-style="normal" fo:font-weight="normal" style:letter-kerning="true" style:font-name-asian="Source Han Serif CN" style:font-size-asian="9pt" style:language-asian="zh" style:country-asian="CN" style:font-style-asian="normal" style:font-weight-asian="normal" style:font-name-complex="Lohit Devanagari" style:font-size-complex="12pt" style:language-complex="hi" style:country-complex="IN"/>
    </style:style>
    <style:style style:name="T16" style:family="text">
      <style:text-properties fo:color="#000000" loext:opacity="100%" style:font-name="DejaVu Sans Mono" fo:font-size="9pt" fo:language="de" fo:country="DE" fo:font-style="normal" fo:font-weight="normal" style:letter-kerning="true" style:font-name-asian="Source Han Serif CN" style:font-size-asian="9pt" style:language-asian="zh" style:country-asian="CN" style:font-style-asian="normal" style:font-weight-asian="normal" style:font-name-complex="Lohit Devanagari" style:font-size-complex="14pt" style:language-complex="hi" style:country-complex="IN" style:font-weight-complex="bold"/>
    </style:style>
    <style:style style:name="T17" style:family="text">
      <style:text-properties fo:color="#000000" loext:opacity="100%" fo:background-color="#eeeeee" loext:char-shading-value="0"/>
    </style:style>
    <style:style style:name="T18" style:family="text">
      <style:text-properties fo:color="#000000" loext:opacity="100%" fo:font-weight="bold" style:font-weight-asian="bold" style:font-weight-complex="bold"/>
    </style:style>
    <style:style style:name="T19" style:family="text">
      <style:text-properties fo:color="#000000" loext:opacity="100%" fo:font-weight="bold" officeooo:rsid="001a4d2e" style:font-weight-asian="bold" style:font-weight-complex="bold"/>
    </style:style>
    <style:style style:name="T20" style:family="text">
      <style:text-properties fo:color="#000000" loext:opacity="100%" fo:font-weight="bold" officeooo:rsid="001d985c" style:font-weight-asian="bold" style:font-weight-complex="bold"/>
    </style:style>
    <style:style style:name="T21" style:family="text">
      <style:text-properties fo:color="#000000" loext:opacity="100%" style:font-name="Liberation Serif" fo:font-size="12pt" style:font-size-asian="12pt" style:font-size-complex="12pt"/>
    </style:style>
    <style:style style:name="T22" style:family="text">
      <style:text-properties fo:color="#000000" loext:opacity="100%" style:font-name="Liberation Serif" fo:font-size="12pt" officeooo:rsid="0013c98d" style:font-size-asian="12pt" style:font-size-complex="12pt"/>
    </style:style>
    <style:style style:name="T23" style:family="text">
      <style:text-properties fo:color="#000000" loext:opacity="100%" style:font-name="Liberation Serif" fo:font-size="12pt" fo:language="de" fo:country="DE" officeooo:rsid="001a4d2e" style:letter-kerning="true" style:font-name-asian="Source Han Serif CN" style:font-size-asian="12pt" style:language-asian="zh" style:country-asian="CN" style:font-name-complex="Lohit Devanagari" style:font-size-complex="12pt" style:language-complex="hi" style:country-complex="IN"/>
    </style:style>
    <style:style style:name="T24" style:family="text">
      <style:text-properties fo:color="#000000" loext:opacity="100%" officeooo:rsid="00144444"/>
    </style:style>
    <style:style style:name="T25" style:family="text">
      <style:text-properties fo:color="#000000" loext:opacity="100%" officeooo:rsid="0015406b"/>
    </style:style>
    <style:style style:name="T26" style:family="text">
      <style:text-properties fo:color="#000000" loext:opacity="100%" officeooo:rsid="00160f04"/>
    </style:style>
    <style:style style:name="T27" style:family="text">
      <style:text-properties fo:color="#000000" loext:opacity="100%" officeooo:rsid="0017db51"/>
    </style:style>
    <style:style style:name="T28" style:family="text">
      <style:text-properties fo:color="#000000" loext:opacity="100%" fo:font-style="normal" fo:font-weight="bold" style:font-style-asian="normal" style:font-weight-asian="bold" style:font-style-complex="normal" style:font-weight-complex="bold"/>
    </style:style>
    <style:style style:name="T29" style:family="text">
      <style:text-properties fo:color="#000000" loext:opacity="100%" fo:font-style="normal" fo:font-weight="bold" officeooo:rsid="0015406b" style:font-style-asian="normal" style:font-weight-asian="bold" style:font-style-complex="normal" style:font-weight-complex="bold"/>
    </style:style>
    <style:style style:name="T30" style:family="text">
      <style:text-properties fo:color="#000000" loext:opacity="100%" fo:font-style="normal" fo:font-weight="bold" officeooo:rsid="00160f04" style:font-style-asian="normal" style:font-weight-asian="bold" style:font-style-complex="normal" style:font-weight-complex="bold"/>
    </style:style>
    <style:style style:name="T31" style:family="text">
      <style:text-properties fo:color="#000000" loext:opacity="100%" fo:font-weight="normal" style:font-weight-asian="normal" style:font-weight-complex="normal"/>
    </style:style>
    <style:style style:name="T32" style:family="text">
      <style:text-properties fo:color="#000000" loext:opacity="100%" officeooo:rsid="001a4d2e"/>
    </style:style>
    <style:style style:name="T33" style:family="text">
      <style:text-properties fo:color="#000000" loext:opacity="100%" officeooo:rsid="001c3fd6"/>
    </style:style>
    <style:style style:name="T34" style:family="text">
      <style:text-properties fo:color="#000000" loext:opacity="100%" style:font-name="Liberation Sans" fo:font-size="14pt" fo:language="de" fo:country="DE" fo:font-style="normal" fo:font-weight="bold" style:letter-kerning="true" style:font-name-asian="Source Han Serif CN" style:font-size-asian="14pt" style:language-asian="zh" style:country-asian="CN" style:font-style-asian="normal" style:font-weight-asian="bold" style:font-name-complex="Lohit Devanagari" style:font-size-complex="14pt" style:language-complex="hi" style:country-complex="IN" style:font-weight-complex="bold"/>
    </style:style>
    <style:style style:name="T35" style:family="text">
      <style:text-properties fo:color="#000000" loext:opacity="100%" style:font-name="Liberation Serif" fo:font-size="12pt" officeooo:rsid="001d985c" style:font-size-asian="12pt" style:font-size-complex="12pt"/>
    </style:style>
    <style:style style:name="T36" style:family="text">
      <style:text-properties fo:color="#000000" loext:opacity="100%" style:font-name="Liberation Serif" fo:font-size="12pt" officeooo:rsid="001f6252" style:font-size-asian="12pt" style:font-size-complex="12pt"/>
    </style:style>
    <style:style style:name="T37" style:family="text">
      <style:text-properties fo:color="#000000" loext:opacity="100%" style:font-name="Liberation Serif" fo:font-size="12pt" officeooo:rsid="0020e3c5" style:font-size-asian="12pt" style:font-size-complex="12pt"/>
    </style:style>
    <style:style style:name="T38" style:family="text">
      <style:text-properties fo:color="#000000" loext:opacity="100%" style:font-name="Liberation Serif" fo:font-size="12pt" fo:language="de" fo:country="DE" officeooo:rsid="0020e3c5" style:letter-kerning="true" style:font-name-asian="Source Han Serif CN" style:font-size-asian="12pt" style:language-asian="zh" style:country-asian="CN" style:font-name-complex="Lohit Devanagari" style:font-size-complex="12pt" style:language-complex="hi" style:country-complex="IN"/>
    </style:style>
    <style:style style:name="T39" style:family="text">
      <style:text-properties fo:color="#000000" loext:opacity="100%" style:font-name="DejaVu Sans Mono" fo:font-size="9pt" fo:font-style="normal" fo:font-weight="normal" officeooo:rsid="0020e3c5" style:font-size-asian="9pt" style:font-style-asian="normal" style:font-weight-asian="normal" style:font-size-complex="12pt"/>
    </style:style>
    <style:style style:name="T40" style:family="text">
      <style:text-properties fo:color="#000000" loext:opacity="100%" style:font-name="DejaVu Sans Mono1" fo:font-size="9pt" fo:font-style="normal" fo:font-weight="normal" style:font-size-asian="9pt" style:font-style-asian="normal" style:font-weight-asian="normal" style:font-size-complex="9pt"/>
    </style:style>
    <style:style style:name="T41" style:family="text">
      <style:text-properties fo:color="#008000" loext:opacity="100%" style:font-name="DejaVu Sans Mono" fo:font-size="9pt" fo:font-weight="bold" style:font-size-asian="9pt" style:font-weight-asian="bold"/>
    </style:style>
    <style:style style:name="T42" style:family="text">
      <style:text-properties fo:color="#008000" loext:opacity="100%" style:font-name="DejaVu Sans Mono" fo:font-size="9pt" fo:font-weight="bold" style:font-size-asian="9pt" style:font-weight-asian="bold" style:font-weight-complex="bold"/>
    </style:style>
    <style:style style:name="T43" style:family="text">
      <style:text-properties fo:color="#000080" loext:opacity="100%" style:font-name="DejaVu Sans Mono" fo:font-size="9pt" fo:font-weight="bold" style:font-size-asian="9pt" style:font-weight-asian="bold"/>
    </style:style>
    <style:style style:name="T44" style:family="text">
      <style:text-properties fo:color="#000080" loext:opacity="100%" style:font-name="DejaVu Sans Mono" fo:font-size="9pt" fo:font-weight="bold" style:font-size-asian="9pt" style:font-weight-asian="bold" style:font-weight-complex="bold"/>
    </style:style>
    <style:style style:name="T45" style:family="text">
      <style:text-properties fo:color="#000080" loext:opacity="100%" style:font-name="DejaVu Sans Mono" fo:font-size="9pt" fo:font-style="normal" fo:font-weight="bold" style:font-size-asian="9pt" style:font-style-asian="normal" style:font-weight-asian="bold"/>
    </style:style>
    <style:style style:name="T46" style:family="text">
      <style:text-properties fo:color="#000080" loext:opacity="100%" style:font-name="DejaVu Sans Mono" fo:font-size="9pt" fo:font-style="normal" fo:font-weight="bold" officeooo:rsid="001a4d2e" style:font-size-asian="9pt" style:font-style-asian="normal" style:font-weight-asian="bold"/>
    </style:style>
    <style:style style:name="T47" style:family="text">
      <style:text-properties fo:color="#000080" loext:opacity="100%" style:font-name="DejaVu Sans Mono" fo:font-size="9pt" fo:font-style="normal" fo:font-weight="bold" officeooo:rsid="001f6252" style:font-size-asian="9pt" style:font-style-asian="normal" style:font-weight-asian="bold" style:font-size-complex="12pt"/>
    </style:style>
    <style:style style:name="T48" style:family="text">
      <style:text-properties fo:color="#000080" loext:opacity="100%" style:font-name="DejaVu Sans Mono" fo:font-size="9pt" fo:font-style="normal" fo:font-weight="bold" officeooo:rsid="0020e3c5" style:font-size-asian="9pt" style:font-style-asian="normal" style:font-weight-asian="bold" style:font-size-complex="12pt"/>
    </style:style>
    <style:style style:name="T49" style:family="text">
      <style:text-properties fo:color="#0000ff" loext:opacity="100%" style:font-name="DejaVu Sans Mono" fo:font-size="9pt" style:font-size-asian="9pt"/>
    </style:style>
    <style:style style:name="T50" style:family="text">
      <style:text-properties fo:color="#808080" loext:opacity="100%" style:font-name="DejaVu Sans Mono" fo:font-size="9pt" fo:font-style="italic" fo:font-weight="bold" style:font-size-asian="9pt" style:font-style-asian="italic" style:font-weight-asian="bold" style:font-weight-complex="bold"/>
    </style:style>
    <style:style style:name="T51" style:family="text">
      <style:text-properties fo:color="#808080" loext:opacity="100%" style:font-name="DejaVu Sans Mono" fo:font-size="9pt" fo:font-style="italic" style:font-size-asian="9pt" style:font-style-asian="italic"/>
    </style:style>
    <style:style style:name="T52" style:family="text">
      <style:text-properties fo:color="#808080" loext:opacity="100%" style:font-name="DejaVu Sans Mono" fo:font-size="9pt" fo:font-style="italic" fo:font-weight="normal" style:font-size-asian="9pt" style:font-style-asian="italic" style:font-weight-asian="normal"/>
    </style:style>
    <style:style style:name="T53" style:family="text">
      <style:text-properties fo:color="#808000" loext:opacity="100%" style:font-name="DejaVu Sans Mono" fo:font-size="9pt" style:font-size-asian="9pt"/>
    </style:style>
    <style:style style:name="T54" style:family="text">
      <style:text-properties fo:color="#660e7a" loext:opacity="100%" style:font-name="DejaVu Sans Mono" fo:font-size="9pt" fo:font-weight="bold" style:font-size-asian="9pt" style:font-weight-asian="bold"/>
    </style:style>
    <style:style style:name="T55" style:family="text">
      <style:text-properties fo:color="#660e7a" loext:opacity="100%" style:font-name="DejaVu Sans Mono" fo:font-size="9pt" fo:font-style="normal" fo:font-weight="bold" style:font-size-asian="9pt" style:font-style-asian="normal" style:font-weight-asian="bold"/>
    </style:style>
    <style:style style:name="T56" style:family="text">
      <style:text-properties officeooo:rsid="00168fc8"/>
    </style:style>
    <style:style style:name="T57" style:family="text">
      <style:text-properties officeooo:rsid="001d9407"/>
    </style:style>
    <style:style style:name="T58" style:family="text">
      <style:text-properties fo:language="de" fo:country="DE" officeooo:rsid="001d9407" style:letter-kerning="true" style:font-name-asian="Source Han Serif CN" style:language-asian="zh" style:country-asian="CN" style:font-name-complex="Lohit Devanagari" style:language-complex="hi" style:country-complex="IN"/>
    </style:style>
    <style:style style:name="T59" style:family="text">
      <style:text-properties officeooo:rsid="001d985c"/>
    </style:style>
    <style:style style:name="T60" style:family="text">
      <style:text-properties officeooo:rsid="001e5742"/>
    </style:style>
    <style:style style:name="T61" style:family="text">
      <style:text-properties officeooo:rsid="001f6252"/>
    </style:style>
    <style:style style:name="T62" style:family="text">
      <style:text-properties style:use-window-font-color="true" loext:opacity="0%" fo:font-size="12pt" fo:language="de" fo:country="DE" officeooo:rsid="001f6252" style:letter-kerning="true" style:font-size-asian="12pt" style:language-asian="zh" style:country-asian="CN" style:font-name-complex="Lohit Devanagari" style:font-size-complex="12pt" style:language-complex="hi" style:country-complex="IN"/>
    </style:style>
    <style:style style:name="T63" style:family="text">
      <style:text-properties officeooo:rsid="0020e3c5"/>
    </style:style>
    <style:style style:name="T64" style:family="text">
      <style:text-properties officeooo:rsid="0022b1b5"/>
    </style:style>
    <style:style style:name="T65" style:family="text">
      <style:text-properties fo:font-size="9pt" officeooo:rsid="0022b1b5" style:font-size-asian="9pt" style:font-size-complex="9pt"/>
    </style:style>
    <style:style style:name="T66" style:family="text">
      <style:text-properties style:font-name="DejaVu Sans Mono1" fo:font-size="9pt" officeooo:rsid="0022b1b5" style:font-size-asian="9pt" style:font-size-complex="9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esson 1:</text:p>
      <text:p text:style-name="Title">Setup Project, Use MTI Lib and Start MapTrip</text:p>
      <text:h text:style-name="Heading_20_1" text:outline-level="1">Introduction</text:h>
      <text:p text:style-name="Standard">This lesson is the initial start into using the MapTrip Interface.</text:p>
      <text:p text:style-name="Standard"/>
      <text:p text:style-name="Standard">During this lesson you will </text:p>
      <text:list xml:id="list1314680269" text:style-name="WWNum2">
        <text:list-item>
          <text:p text:style-name="P15">prepare the sample project</text:p>
        </text:list-item>
        <text:list-item>
          <text:p text:style-name="P15">include the MTI API into your project </text:p>
        </text:list-item>
        <text:list-item>
          <text:p text:style-name="P15">start MapTrip as a server</text:p>
        </text:list-item>
        <text:list-item>
          <text:p text:style-name="P15">implement MTI Callback interfaces for Basic functions</text:p>
        </text:list-item>
        <text:list-item>
          <text:p text:style-name="P15">initialize the MTI API for further function calls</text:p>
        </text:list-item>
      </text:list>
      <text:p text:style-name="Standard"/>
      <text:h text:style-name="Heading_20_2" text:outline-level="2">Prerequisites</text:h>
      <text:p text:style-name="Text_20_body">You should have experience working with Java programming language and the Android Studio development environment.</text:p>
      <text:p text:style-name="Text_20_body">You should also be able to work with git and github respectively.</text:p>
      <text:p text:style-name="Text_20_body">The execution of the sample app which you will create during the lessons requires the installation of the MapTrip App at the same device.</text:p>
      <text:p text:style-name="Text_20_body">The lessons of this tutorial build on each other. The result is a simple app that provides the essential functions of the MTI interface.</text:p>
      <text:p text:style-name="Text_20_body">For a quick start and to be able to work with the individual lessons easily, we recommend using the app that we also provide in our Git account. This app is something like a frame for your learning steps.</text:p>
      <text:p text:style-name="Text_20_body"/>
      <text:h text:style-name="P13" text:outline-level="2"/>
      <text:h text:style-name="P14" text:outline-level="2">Using MTI</text:h>
      <text:p text:style-name="Text_20_body">Important to understand how the MTI API works is that this library is something like a communication layer between your app and the MapTrip Navigation App. MTI enables your app sending commands to MapTrip and reacting to MapTrips responses.</text:p>
      <text:p text:style-name="Text_20_body">In addition, MTI notifies your app when status changes have occured in MapTrip, for example during navigation.</text:p>
      <text:p text:style-name="Text_20_body"/>
      <text:p text:style-name="Text_20_body">To use MTI there are some less steps required. First part is including the MTI library into your software. The next steps are initializing the API and making sure that the App MapTrip is running.</text:p>
      <text:p text:style-name="Standard"/>
      <text:h text:style-name="Heading_20_2" text:outline-level="2">Start with Project</text:h>
      <text:p text:style-name="Text_20_body">When you begin learning with this tutorial at first (and only for one time) you should clone the basic tutorial app.</text:p>
      <text:p text:style-name="P8">Cloning the MTI Sample App</text:p>
      <text:list xml:id="list4182628538" text:style-name="WWNum3">
        <text:list-item>
          <text:p text:style-name="P18">SSH: <text:a xlink:type="simple" xlink:href="mailto:git@github.com" text:style-name="Internet_20_link" text:visited-style-name="Visited_20_Internet_20_Link"><text:span text:style-name="Internet_20_link">git@github.com</text:span></text:a>:MapTrip-Navigation/MTI-Tutorial.git</text:p>
        </text:list-item>
        <text:list-item>
          <text:p text:style-name="P18">HTTPS: <text:a xlink:type="simple" xlink:href="https://github.com/MapTrip-Navigation/MTI-Tutorial.git" text:style-name="Internet_20_link" text:visited-style-name="Visited_20_Internet_20_Link"><text:span text:style-name="Internet_20_link">https://github.com/MapTrip-Navigation/MTI-Tutorial.git</text:span></text:a></text:p>
        </text:list-item>
        <text:list-item>
          <text:p text:style-name="P18">GitHub CLI: gh repo clone MapTrip-Navigation/MTI-Tutorial</text:p>
        </text:list-item>
      </text:list>
      <text:p text:style-name="Text_20_body"/>
      <text:p text:style-name="P8">Open the MTI Sample App Projekt with your Android Studio</text:p>
      <text:p text:style-name="Text_20_body">Click at File menu and select the folder <text:span text:style-name="T3">app</text:span> of the downloaded project files.</text:p>
      <text:p text:style-name="Text_20_body"/>
      <text:h text:style-name="Heading_20_2" text:outline-level="2">HowTo: Using MTI <text:span text:style-name="T5">API Library</text:span></text:h>
      <text:p text:style-name="P9">After opening the project at first you have to integrate the lib. Of course there are several ways, the next steps is one of them.</text:p>
      <text:list xml:id="list3476021972" text:style-name="WWNum7">
        <text:list-item>
          <text:p text:style-name="P19">In Android Studio open the file build.gradle (Module: app), declare the infoware repository and complete the dependencies:</text:p>
        </text:list-item>
      </text:list>
      <text:p text:style-name="P5"/>
      <text:p text:style-name="P6">repositories {</text:p>
      <text:p text:style-name="P6"><text:s text:c="4"/>maven {</text:p>
      <text:p text:style-name="P6"><text:s text:c="8"/>url "http://artifactory.infoware.de:8080/artifactory/libs-gradle/"</text:p>
      <text:p text:style-name="P6"><text:soft-page-break/><text:s text:c="4"/>}</text:p>
      <text:p text:style-name="P6">}</text:p>
      <text:p text:style-name="P6"/>
      <text:p text:style-name="P5">dependencies {</text:p>
      <text:p text:style-name="Preformatted_20_Text"><text:span text:style-name="T6"><text:tab/><text:tab/></text:span><text:span text:style-name="T8">implementation „</text:span><text:span text:style-name="T41">de.infoware:mti:8.5.4“</text:span></text:p>
      <text:p text:style-name="P11"><text:tab/><text:tab/>...</text:p>
      <text:p text:style-name="P11"><text:tab/><text:tab/>...</text:p>
      <text:p text:style-name="P5">}</text:p>
      <text:p text:style-name="Text_20_body"/>
      <text:p text:style-name="Text_20_body">Don’t make changes to the other already existing lines in this part.</text:p>
      <text:p text:style-name="Text_20_body">After your changes are made synchronize your project with the Android Studio IDE. Then MTI is ready to use in your project.</text:p>
      <text:p text:style-name="Text_20_body"><text:bookmark text:name="_GoBack"/></text:p>
      <text:h text:style-name="Heading_20_2" text:outline-level="2">HowTo: Start MapTrip as Server App</text:h>
      <text:p text:style-name="Text_20_body">Before you can take control over MapTrip the App must be started. At this point we assume that MapTrip is installed and runnable. To see if our implementation works, MapTrip shouldn’t already run.</text:p>
      <text:p text:style-name="Text_20_body">Starting another App is done by <text:span text:style-name="T4">Intents</text:span>. Intents are not part of MTI but an Android specific mechanism which enables the interacting between Apps or GUI parts of Apps.</text:p>
      <text:list xml:id="list2067426592" text:style-name="L3">
        <text:list-item>
          <text:p text:style-name="P26">Create a new class in package lessons: <text:span text:style-name="T1">Lesson1_Initialize.java</text:span></text:p>
        </text:list-item>
        <text:list-item>
          <text:p text:style-name="P27">Extend the new class from class <text:span text:style-name="T1">Lesson.java<text:line-break/></text:span>Also implement a constructor for later usage:<text:line-break/><text:line-break/><text:span text:style-name="T43">public class </text:span><text:span text:style-name="T9">Lesson1_Initialize </text:span><text:span text:style-name="T43">extends </text:span><text:span text:style-name="T9">Lesson {<text:line-break/><text:line-break/> </text:span><text:span text:style-name="T43">public </text:span><text:span text:style-name="T9">Lesson1_Initialize(</text:span><text:span text:style-name="T43">int </text:span><text:span text:style-name="T9">functionId, String buttonCaption, Fragment fragment) {</text:span><text:line-break/><text:span text:style-name="T9"> </text:span><text:span text:style-name="T43">super</text:span><text:span text:style-name="T9">(functionId, buttonCaption, fragment);</text:span><text:line-break/> <text:span text:style-name="T9">}<text:line-break/> …<text:line-break/>}</text:span><text:span text:style-name="T21"><text:line-break/></text:span><text:span text:style-name="T22">Import class Fragment, ignore the error message that the abstract methods must be implemented – we do this later.<text:line-break/></text:span></text:p>
        </text:list-item>
        <text:list-item>
          <text:p text:style-name="P27">Add the first button to the button list of the GUI<text:line-break/>The class <text:span text:style-name="T1">HomeFragment.java</text:span> stores a list of Lessons (extensions of class Lesson). <text:line-break/>We extend this list with our before created class <text:span text:style-name="T1">Lesson1_Initialize.java</text:span>:<text:line-break/><text:span text:style-name="T9"><text:line-break/></text:span><text:span text:style-name="T43">private </text:span><text:span text:style-name="T9">ArrayList getLessons () {</text:span><text:line-break/><text:soft-page-break/><text:span text:style-name="T9"> ArrayList&lt;Lesson&gt; lessonArrayList = </text:span><text:span text:style-name="T43">new </text:span><text:span text:style-name="T9">ArrayList&lt;&gt;();</text:span><text:line-break/><text:span text:style-name="T9"> </text:span><text:span text:style-name="T43">int </text:span><text:span text:style-name="T9">lessonIndex = </text:span><text:span text:style-name="T49">0</text:span><text:span text:style-name="T9">;</text:span><text:line-break/><text:line-break/><text:span text:style-name="T9"> getActivity().getPackageCodePath();</text:span><text:line-break/><text:line-break/><text:span text:style-name="T11"> <text:s text:c="3"/></text:span><text:span text:style-name="T50">// Add your first lesson class here</text:span><text:span text:style-name="T1"><text:line-break/></text:span><text:span text:style-name="T50"> <text:s text:c="3"/></text:span><text:span text:style-name="T11">Lesson lesson = </text:span><text:span text:style-name="T44">new </text:span><text:span text:style-name="T11">Lesson1_Initialize(lessonIndex++,</text:span><text:span text:style-name="T42">"Start MapTrip And Init MTI"</text:span><text:span text:style-name="T11">, </text:span><text:span text:style-name="T44">this</text:span><text:span text:style-name="T11">);</text:span><text:span text:style-name="T1"><text:line-break/></text:span><text:span text:style-name="T11"> <text:s text:c="3"/>lessonArrayList.add(lesson);</text:span><text:line-break/><text:line-break/><text:span text:style-name="T9"> <text:s text:c="3"/></text:span><text:span text:style-name="T43">return </text:span><text:span text:style-name="T9">lessonArrayList;</text:span><text:line-break/><text:span text:style-name="T9">}</text:span><text:line-break/></text:p>
        </text:list-item>
        <text:list-item>
          <text:p text:style-name="P28"><text:span text:style-name="T29">Lesson1_Initialize</text:span><text:span text:style-name="T25">: o</text:span><text:span text:style-name="T7">verride the method doSomething() of base class Lesson<text:line-break/>This method will be called when the button </text:span><text:span text:style-name="T17">START MAPTRIP AND INIT MTI</text:span><text:span text:style-name="T7"> is clicked.<text:line-break/><text:line-break/></text:span><text:span text:style-name="T53">@Override</text:span><text:span text:style-name="T7"><text:line-break/></text:span><text:span text:style-name="T53"> </text:span><text:span text:style-name="T43">public void </text:span><text:span text:style-name="T9">doSomething() {</text:span><text:span text:style-name="T7"><text:line-break/></text:span><text:span text:style-name="T9"> <text:s text:c="4"/>startMapTrip();</text:span><text:span text:style-name="T7"><text:line-break/></text:span><text:span text:style-name="T9"> }<text:line-break/></text:span></text:p>
        </text:list-item>
        <text:list-item>
          <text:p text:style-name="P29"><text:span text:style-name="T30">Lesson1_Initialize</text:span><text:span text:style-name="T26">: i</text:span><text:span text:style-name="T7">mplement the method startMapTrip()<text:line-break/>This method creates an Intent and starts the Activity </text:span><text:span text:style-name="T24">MapTrip.<text:line-break/></text:span><text:span text:style-name="T7"><text:line-break/></text:span><text:span text:style-name="T43">private boolean </text:span><text:span text:style-name="T9">startMapTrip() {</text:span><text:line-break/><text:span text:style-name="T9"> <text:s text:c="2"/>Intent intent = </text:span><text:span text:style-name="T54">fragment</text:span><text:span text:style-name="T9">.getActivity().getPackageManager().getLaunchIntentForPackage(</text:span><text:span text:style-name="T41">"de.infoware.maptrip.navi.license"</text:span><text:span text:style-name="T9">);</text:span><text:line-break/><text:span text:style-name="T9"> <text:s text:c="2"/></text:span><text:span text:style-name="T43">if </text:span><text:span text:style-name="T9">(</text:span><text:span text:style-name="T43">null </text:span><text:span text:style-name="T9">== intent) {</text:span><text:line-break/><text:span text:style-name="T9"> <text:s text:c="6"/></text:span><text:span text:style-name="T43">return false</text:span><text:span text:style-name="T9">;</text:span><text:line-break/><text:span text:style-name="T9"> }</text:span><text:line-break/><text:line-break/><text:span text:style-name="T9"> </text:span><text:span text:style-name="T43">try </text:span><text:span text:style-name="T9">{</text:span><text:line-break/><text:span text:style-name="T9"> <text:s text:c="4"/></text:span><text:span text:style-name="T54">fragment</text:span><text:span text:style-name="T9">.getActivity().startActivity(intent);</text:span><text:line-break/><text:span text:style-name="T9"> } </text:span><text:span text:style-name="T43">catch </text:span><text:span text:style-name="T9">(ActivityNotFoundException eToo) {</text:span><text:line-break/><text:span text:style-name="T9"> </text:span><text:span text:style-name="T51">//</text:span><text:line-break/><text:span text:style-name="T51"> </text:span><text:span text:style-name="T9">} </text:span><text:span text:style-name="T43">catch </text:span><text:span text:style-name="T9">(Exception ex) {</text:span><text:line-break/><text:span text:style-name="T9"> </text:span><text:span text:style-name="T51">//</text:span><text:line-break/><text:span text:style-name="T51"> </text:span><text:span text:style-name="T9">}</text:span><text:line-break/><text:line-break/><text:span text:style-name="T9"> <text:s text:c="3"/></text:span><text:span text:style-name="T43">return true</text:span><text:span text:style-name="T9">;</text:span><text:line-break/><text:span text:style-name="T9">}</text:span><text:line-break/><text:line-break/><text:span text:style-name="T56">Don’t forget importing classes.</text:span></text:p>
        </text:list-item>
      </text:list>
      <text:p text:style-name="Text_20_body"><text:soft-page-break/><text:span text:style-name="T7">From now a click at the Button </text:span><text:span text:style-name="T17">START MAPTRIP AND INIT MTI</text:span><text:span text:style-name="T7"> should start MapTrip and set it to front.</text:span></text:p>
      <text:p text:style-name="Text_20_body"><text:span text:style-name="T7"/></text:p>
      <text:h text:style-name="Heading_20_2" text:outline-level="2">HowTo: Working with MTI Callbacks</text:h>
      <text:p text:style-name="P21"><text:span text:style-name="T7">There are several options to handle the MTI callbacks. The </text:span><text:span text:style-name="T23">below</text:span><text:span text:style-name="T7"> described solution is only one of many </text:span><text:span text:style-name="T32">possible </text:span><text:span text:style-name="T7">variants!</text:span></text:p>
      <text:p text:style-name="P32"><text:span text:style-name="T7">For this tutorial we use a seperate class </text:span><text:span text:style-name="T20">M</text:span><text:span text:style-name="T19">tiListener</text:span><text:span text:style-name="T32"> </text:span><text:span text:style-name="T7">which implements the callback interface. </text:span><text:span text:style-name="T32">This </text:span><text:span text:style-name="T23">listener</text:span><text:span text:style-name="T32"> receives the incoming MTI messages and forwards them to other classes if necessary. In our case this classes are lessons.<text:line-break/>Lessons have to ‚register‘ at this class to get incoming callback informations.</text:span></text:p>
      <text:p text:style-name="P32"><text:span text:style-name="T33">The next steps are preparations of our new listener class. Later we will complete the forwarding mechanism within the different callback methods.</text:span></text:p>
      <text:h text:style-name="Heading_20_3" text:outline-level="3"><text:span text:style-name="T32">T</text:span><text:span text:style-name="T7">he MTI callback listener</text:span></text:h>
      <text:list xml:id="list2258788523" text:style-name="L1">
        <text:list-item>
          <text:p text:style-name="P30"><text:span text:style-name="T27">C</text:span><text:span text:style-name="T7">reate a package </text:span><text:span text:style-name="T28">listener</text:span></text:p>
        </text:list-item>
        <text:list-item>
          <text:p text:style-name="P30"><text:span text:style-name="T7">In the new package create the class </text:span><text:span text:style-name="T20">Mti</text:span><text:span text:style-name="T18">Listener.java</text:span></text:p>
        </text:list-item>
        <text:list-item>
          <text:p text:style-name="P31"><text:span text:style-name="T7">Make the new class as an implementation of </text:span><text:span text:style-name="T18">ApiListener</text:span><text:span text:style-name="T31"> and l</text:span><text:span text:style-name="T7">et Android Studio create the method implementations for you</text:span></text:p>
        </text:list-item>
        <text:list-item>
          <text:p text:style-name="P22"><text:span text:style-name="T32">Create a member which holds registered lessons<text:line-break/></text:span><text:span text:style-name="T46">private </text:span><text:span text:style-name="T13">ArrayList&lt;Lesson&gt; </text:span><text:span text:style-name="T55">registeredLessons </text:span><text:span text:style-name="T13">= </text:span><text:span text:style-name="T45">new </text:span><text:span text:style-name="T13">ArrayList&lt;&gt;();</text:span></text:p>
        </text:list-item>
        <text:list-item>
          <text:p text:style-name="P22"><text:span text:style-name="T32">Create a method for registering lessons<text:line-break/></text:span><text:span text:style-name="T46">public void </text:span><text:span text:style-name="T13">registerLesson(Lesson lesson) {</text:span><text:line-break/><text:span text:style-name="T13"> <text:s text:c="2"/></text:span><text:span text:style-name="T55">registeredLessons</text:span><text:span text:style-name="T13">.add(lesson);</text:span><text:line-break/><text:span text:style-name="T13">}</text:span></text:p>
        </text:list-item>
      </text:list>
      <text:p text:style-name="P33"><text:span text:style-name="T15"/></text:p>
      <text:h text:style-name="Heading_20_3" text:outline-level="3"><text:span text:style-name="T34">Usage of the callback listener </text:span><text:span text:style-name="T16"><text:s/></text:span></text:h>
      <text:p text:style-name="P34">Extend the class <text:span text:style-name="T1">Lesson</text:span> <text:span text:style-name="T58">for</text:span> <text:span text:style-name="T57">providing the callback listener and </text:span><text:span text:style-name="T58">for</text:span><text:span text:style-name="T57"> registering lessons.</text:span></text:p>
      <text:list xml:id="list1613633212" text:style-name="L4">
        <text:list-item>
          <text:p text:style-name="P35"><text:span text:style-name="T35">Create a member with type of MtiListener<text:line-break/></text:span><text:span text:style-name="T45">private </text:span><text:span text:style-name="T13">MtiListener </text:span><text:span text:style-name="T55">mtiListener </text:span><text:span text:style-name="T13">= </text:span><text:span text:style-name="T45">new </text:span><text:span text:style-name="T13">MtiListener();</text:span><text:line-break/></text:p>
        </text:list-item>
        <text:list-item>
          <text:p text:style-name="P35"><text:span text:style-name="T59">Create the method for providing the listener<text:line-break/></text:span><text:span text:style-name="T45">protected </text:span><text:span text:style-name="T13">MtiListener getMtiListener() {</text:span><text:line-break/><text:span text:style-name="T13"> <text:s text:c="3"/></text:span><text:span text:style-name="T45">return this</text:span><text:span text:style-name="T13">.</text:span><text:span text:style-name="T55">mtiListener</text:span><text:span text:style-name="T13">;</text:span><text:line-break/><text:soft-page-break/><text:span text:style-name="T13">}</text:span><text:line-break/></text:p>
        </text:list-item>
        <text:list-item>
          <text:p text:style-name="P16"><text:span text:style-name="T59">Create a method for registering lessons as consumers of messages<text:line-break/></text:span><text:span text:style-name="T45">protected void </text:span><text:span text:style-name="T13">registerLesson(Lesson lesson) {</text:span><text:line-break/><text:span text:style-name="T13"> <text:s text:c="3"/></text:span><text:span text:style-name="T55">mtiListener</text:span><text:span text:style-name="T13">.registerLesson(lesson);</text:span><text:line-break/><text:span text:style-name="T13">}</text:span><text:line-break/></text:p>
        </text:list-item>
      </text:list>
      <text:p text:style-name="P17"><text:span text:style-name="T60">With t</text:span>he last steps your app <text:span text:style-name="T60">is enabled </text:span>‚<text:span text:style-name="T60">receiving‘ callbacks raised by MTI and providing the informations to lessons.</text:span></text:p>
      <text:p text:style-name="P7"/>
      <text:h text:style-name="Heading_20_2" text:outline-level="2">HowTo: Initialize the MTI Library</text:h>
      <text:p text:style-name="P36"><text:span text:style-name="T62">Your app is ready to receive callbacks. But MTI does not yet know where to send the callbacks to</text:span>. <text:span text:style-name="T61">This will be done with the next steps.</text:span></text:p>
      <text:p text:style-name="P37"><text:span text:style-name="T61">Again we use the class </text:span><text:span text:style-name="T2">Lesson1_Initialize</text:span><text:span text:style-name="T61"> </text:span><text:span text:style-name="T63">for implementation:</text:span></text:p>
      <text:list xml:id="list750881142" text:style-name="L2">
        <text:list-item>
          <text:p text:style-name="P23"><text:span text:style-name="T36">Create a member which we use later for </text:span><text:span text:style-name="T37">checking </text:span><text:span text:style-name="T36">the initialization status<text:line-break/></text:span><text:span text:style-name="T47">private boolean </text:span><text:span text:style-name="T55">statusInitialized </text:span><text:span text:style-name="T13">= </text:span><text:span text:style-name="T45">false</text:span><text:span text:style-name="T13">;</text:span><text:line-break/></text:p>
        </text:list-item>
        <text:list-item>
          <text:p text:style-name="P24"><text:span text:style-name="T37">In the beginning of the method doSomething() insert a call<text:line-break/></text:span><text:span text:style-name="T39">registerListener();</text:span><text:line-break/></text:p>
        </text:list-item>
        <text:list-item>
          <text:p text:style-name="P25"><text:span text:style-name="T37">Implement the method registerListener<text:line-break/></text:span><text:span text:style-name="T48">private void </text:span><text:span text:style-name="T13">registerListener() {</text:span><text:line-break/><text:span text:style-name="T13"> MTIHelper.</text:span><text:span text:style-name="T12">initialize</text:span><text:span text:style-name="T13">(</text:span><text:span text:style-name="T55">fragment</text:span><text:span text:style-name="T13">.getContext());</text:span><text:line-break/><text:span text:style-name="T13"> Api.</text:span><text:span text:style-name="T12">registerListener</text:span><text:span text:style-name="T13">(getMtiListener());</text:span><text:line-break/><text:span text:style-name="T13">}<text:line-break/></text:span><text:line-break/><text:span text:style-name="T37">Initializing the MTIHelper enables interacting MTI with your app.<text:line-break/>More interesting is the call Api.registerListener(). The method getMtiListener() delivers the class MtiListener </text:span><text:span text:style-name="T38">which</text:span><text:span text:style-name="T37"> we created before and implements the MTI callbacks. At this point we tell MTI the callback class.</text:span></text:p>
        </text:list-item>
      </text:list>
      <text:p text:style-name="P38"/>
      <text:p text:style-name="P38"><text:span text:style-name="T64">Now the method doSomething() consists of two lines of code:<text:line-break/></text:span><text:span text:style-name="T66"> <text:s text:c="3"/></text:span><text:span text:style-name="T40">r</text:span><text:span text:style-name="T14">egisterListener();<text:line-break/> <text:s text:c="3"/>startMapTrip();</text:span></text:p>
      <text:p text:style-name="P38"><text:line-break/></text:p>
      <text:p text:style-name="Standard"><text:soft-page-break/>That’s it. If you want to check if the initialization has any effect to MapTrip or the application, set a breakpoint to the callback method Lesson.initResult().</text:p>
      <text:p text:style-name="Standard">After building and starting the app click again at the button <text:span text:style-name="T17">START MAPTRIP AND INIT MTI</text:span> and you will see that MapTrip reacts to the init call.</text:p>
      <text:h text:style-name="Heading_20_3" text:outline-level="3"/>
      <text:h text:style-name="Heading_20_2" text:outline-level="2">Abstract</text:h>
      <text:p text:style-name="Text_20_body">At the end of this lesson you get a simple app which starts MapTrip and initializes the MTI API. From now your app is able to communicate with and to control MapTrip.</text:p>
      <text:p text:style-name="Text_20_body">You can find the described code fragments also in the folder of Lesson1_Initialize. This are:</text:p>
      <text:list xml:id="list174232900" text:style-name="WWNum6">
        <text:list-item>
          <text:p text:style-name="P20">build.gradle (stores dependencies to the MTI lib and other libs)</text:p>
        </text:list-item>
        <text:list-item>
          <text:p text:style-name="P20">Lesson.java (implementation of MTI Callbacks and some members)</text:p>
        </text:list-item>
        <text:list-item>
          <text:p text:style-name="P20">Lesson1_Initialize.java (starting MapTrip and initialization of the MTI API)</text:p>
        </text:list-item>
        <text:list-item>
          <text:p text:style-name="P20">HomeFragment.java (method list with lessons)</text:p>
        </text:list-item>
      </text:list>
      <text:p text:style-name="Text_20_body"/>
      <text:p text:style-name="Text_20_body">The complete github project is hosted here: https://github.com/MapTrip-Navigation/MTI-Tutorial</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OpenSymbol1" svg:font-family="OpenSymbol" style:font-adornments="Regular" style:font-pitch="variable" style:font-charset="x-symbol"/>
    <style:font-face style:name="DejaVu Sans Mono1" svg:font-family="'DejaVu Sans Mono'" style:font-family-generic="modern" style:font-pitch="fixed"/>
    <style:font-face style:name="DejaVu Sans Mono" svg:font-family="'DejaVu Sans Mono'"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ource Han Serif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Source Han Serif CN"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de" fo:country="DE" style:letter-kerning="true" style:font-name-asian="Source Han Serif CN" style:font-family-asian="'Source Han Serif CN'"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1" fo:font-family="'Liberation Sans'" style:font-family-generic="roman" style:font-pitch="variable" fo:font-size="14pt" style:font-name-asian="Source Han Sans CN" style:font-family-asian="'Source Han Sans CN'"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weight="bold" style:font-weight-asian="bold"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er" style:family="paragraph" style:parent-style-name="Header_20_and_20_Footer" style:default-outline-level="" style:class="extra"/>
    <style:style style:name="Default_20_Paragraph_20_Font" style:display-name="Default Paragraph Font" style:family="text"/>
    <style:style style:name="Aufzählungszeichen1"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fo:margin-left="0cm" fo:margin-top="0cm" fo:margin-bottom="0cm" table:align="left" style:writing-mode="lr-tb"/>
    </style:style>
    <style:style style:name="Tabelle1.A" style:family="table-column">
      <style:table-column-properties style:column-width="5.666cm"/>
    </style:style>
    <style:style style:name="Tabelle1.B" style:family="table-column">
      <style:table-column-properties style:column-width="5.667cm"/>
    </style:style>
    <style:style style:name="Tabelle1.1" style:family="table-row">
      <style:table-row-properties fo:keep-together="auto"/>
    </style:style>
    <style:style style:name="Tabelle1.A1" style:family="table-cell">
      <style:table-cell-properties fo:padding="0.097cm" fo:border="none"/>
    </style:style>
    <style:style style:name="Tabelle2" style:family="table">
      <style:table-properties style:width="17cm" fo:margin-left="0cm" fo:margin-top="0cm" fo:margin-bottom="0cm" table:align="left" style:writing-mode="lr-tb"/>
    </style:style>
    <style:style style:name="Tabelle2.A" style:family="table-column">
      <style:table-column-properties style:column-width="5.666cm"/>
    </style:style>
    <style:style style:name="Tabelle2.B" style:family="table-column">
      <style:table-column-properties style:column-width="5.66cm"/>
    </style:style>
    <style:style style:name="Tabelle2.C" style:family="table-column">
      <style:table-column-properties style:column-width="5.674cm"/>
    </style:style>
    <style:style style:name="Tabelle2.1" style:family="table-row">
      <style:table-row-properties fo:keep-together="auto"/>
    </style:style>
    <style:style style:name="Tabelle2.A1" style:family="table-cell">
      <style:table-cell-properties fo:padding="0.097cm" fo:border="none"/>
    </style:style>
    <style:style style:name="MP1" style:family="paragraph" style:parent-style-name="Standard">
      <style:paragraph-properties fo:orphans="0" fo:widows="0"/>
    </style:style>
    <style:style style:name="MP2" style:family="paragraph" style:parent-style-name="Table_20_Contents">
      <style:paragraph-properties fo:orphans="0" fo:widows="0"/>
    </style:style>
    <style:style style:name="MP3" style:family="paragraph" style:parent-style-name="Footer">
      <style:paragraph-properties fo:text-align="center" style:justify-single-word="false" fo:orphans="0" fo:widows="0"/>
      <style:text-properties fo:font-size="9pt" style:font-size-asian="9pt" style:font-size-complex="9pt"/>
    </style:style>
    <style:style style:name="MP4" style:family="paragraph" style:parent-style-name="Footer">
      <style:paragraph-properties fo:text-align="end" style:justify-single-word="false" fo:orphans="0" fo:widows="0"/>
      <style:text-properties style:font-name="Liberation Sans1" fo:font-size="9pt" style:font-name-asian="Source Han Sans CN"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39" style:layout-grid-base-height="0.5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154cm" fo:margin-left="0cm" fo:margin-right="0cm" fo:margin-bottom="2.053cm" style:dynamic-spacing="true"/>
      </style:header-style>
      <style:footer-style>
        <style:header-footer-properties fo:min-height="1.667cm" fo:margin-left="0cm" fo:margin-right="0cm" fo:margin-top="1.566cm" style:dynamic-spacing="true"/>
      </style:footer-style>
    </style:page-layout>
  </office:automatic-styles>
  <office:master-styles>
    <style:master-page style:name="Standard" style:page-layout-name="Mpm1">
      <style:header>
        <text:p text:style-name="Standard"/>
        <table:table table:name="Tabelle1" table:style-name="Tabelle1">
          <table:table-column table:style-name="Tabelle1.A"/>
          <table:table-column table:style-name="Tabelle1.B" table:number-columns-repeated="2"/>
          <table:table-row table:style-name="Tabelle1.1">
            <table:table-cell table:style-name="Tabelle1.A1" office:value-type="string">
              <text:p text:style-name="MP1">infoware GmbH</text:p>
            </table:table-cell>
            <table:table-cell table:style-name="Tabelle1.A1" office:value-type="string">
              <text:p text:style-name="MP1">MTI Tutorial</text:p>
            </table:table-cell>
            <table:table-cell table:style-name="Tabelle1.A1" office:value-type="string">
              <text:p text:style-name="MP2"/>
            </table:table-cell>
          </table:table-row>
        </table:table>
        <text:p text:style-name="Standard"/>
      </style:header>
      <style:foot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MP2"/>
            </table:table-cell>
            <table:table-cell table:style-name="Tabelle2.A1" office:value-type="string">
              <text:p text:style-name="MP3">Page <text:page-number text:select-page="current">7</text:page-number></text:p>
            </table:table-cell>
            <table:table-cell table:style-name="Tabelle2.A1" office:value-type="string">
              <text:p text:style-name="MP4">Setup Project</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3T14:57:13</meta:creation-date>
    <dc:language>de-DE</dc:language>
    <dc:date>2021-03-27T01:15:42.135153187</dc:date>
    <meta:editing-cycles>41</meta:editing-cycles>
    <meta:editing-duration>PT52M17S</meta:editing-duration>
    <meta:generator>LibreOffice/7.0.4.2$Linux_X86_64 LibreOffice_project/00$Build-2</meta:generator>
    <meta:document-statistic meta:table-count="2" meta:image-count="0" meta:object-count="0" meta:page-count="7" meta:paragraph-count="90" meta:word-count="1273" meta:character-count="8567" meta:non-whitespace-character-count="7283"/>
    <meta:user-defined meta:name="AppVersion">15.0000</meta:user-defined>
    <meta:template xlink:type="simple" xlink:actuate="onRequest" xlink:title="Normal.dotm" xlink:href=""/>
  </office:meta>
</office:document-meta>
</file>